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a3083" officeooo:paragraph-rsid="001eac5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233" officeooo:paragraph-rsid="0011e2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1cc3" officeooo:paragraph-rsid="001a30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776c" officeooo:paragraph-rsid="001a30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1729" officeooo:paragraph-rsid="001a30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13a" officeooo:paragraph-rsid="001a30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bdd5f" officeooo:paragraph-rsid="003bdd5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725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308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1a9e1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5457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b8bb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1b717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2b8bb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d0c41" officeooo:paragraph-rsid="001d0c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9d35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b8bb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1cac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4020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b8bbc" officeooo:paragraph-rsid="002b8b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fb27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6b31a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458d9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4e51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48db3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54e51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35f77c" officeooo:paragraph-rsid="0062b9c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559a4e" officeooo:paragraph-rsid="00559a4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5992b2" officeooo:paragraph-rsid="005992b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54578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8f7d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2f5a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72517" officeooo:paragraph-rsid="00272517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1b2b0" officeooo:paragraph-rsid="0041b2b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32b7c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458d90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375e5a" officeooo:paragraph-rsid="00375e5a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0bf8f" officeooo:paragraph-rsid="0062b9c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340204" officeooo:paragraph-rsid="00375e5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4559fd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9968b" officeooo:paragraph-rsid="0049968b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49968b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889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fc16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cf35e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74c3d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4c4bcc" officeooo:paragraph-rsid="005a34df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2bae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cf35e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55c9e4" officeooo:paragraph-rsid="0055c9e4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cf35e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e1b1c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fb272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6b31a5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weight="normal" officeooo:rsid="0047243f" officeooo:paragraph-rsid="005a34df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03af157" officeooo:paragraph-rsid="005fe27a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5cf35e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661e47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fb7b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4c3d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5d5c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5d5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68fe5b" officeooo:paragraph-rsid="0068fe5b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6b31a5" officeooo:paragraph-rsid="006b31a5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06fb7bc" officeooo:paragraph-rsid="006fb7bc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661e47" officeooo:paragraph-rsid="00661e4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6d065e" officeooo:paragraph-rsid="0054e516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#fff200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fo:background-color="#fff200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#fff200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4c3d" fo:background-color="#fff200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#fffff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fe27a" fo:background-color="#ffffff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62b9cf" fo:background-color="#fffff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49968b" fo:background-color="#ffffff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e1b1c" fo:background-color="#ffffff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#ffffff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#ffffff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5cf35e" fo:background-color="#ffffff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fo:font-weight="normal" officeooo:rsid="0066cb9a" officeooo:paragraph-rsid="0066cb9a" fo:background-color="#f58220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35c04" fo:background-color="#72bf44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da02a" fo:background-color="#72bf44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4pt" fo:font-weight="bold" officeooo:rsid="003af157" officeooo:paragraph-rsid="003af157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4pt" fo:font-weight="bold" officeooo:rsid="003bdd5f" officeooo:paragraph-rsid="003bdd5f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4pt" fo:font-weight="bold" officeooo:rsid="003e924c" officeooo:paragraph-rsid="003e924c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1751b" officeooo:paragraph-rsid="005a34df" fo:background-color="transparent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fe27a" officeooo:paragraph-rsid="005fe27a" fo:background-color="#ffffff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111" style:family="paragraph" style:parent-style-name="Standard" style:list-style-name="L1">
      <style:paragraph-properties fo:text-align="center" style:justify-single-word="false"/>
      <style:text-properties fo:font-size="16pt" fo:font-weight="normal" officeooo:rsid="00121729" officeooo:paragraph-rsid="00121729" style:font-size-asian="14pt" style:font-weight-asian="normal" style:font-size-complex="16pt" style:font-weight-complex="normal"/>
    </style:style>
    <style:style style:name="P112" style:family="paragraph" style:parent-style-name="Standard" style:list-style-name="L1">
      <style:paragraph-properties fo:text-align="center" style:justify-single-word="false"/>
      <style:text-properties fo:font-size="16pt" fo:font-weight="normal" officeooo:rsid="001a3083" officeooo:paragraph-rsid="001a3083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76c" style:font-weight-asian="normal" style:font-weight-complex="normal"/>
    </style:style>
    <style:style style:name="T3" style:family="text">
      <style:text-properties fo:font-weight="normal" officeooo:rsid="001522ec" style:font-weight-asian="normal" style:font-weight-complex="normal"/>
    </style:style>
    <style:style style:name="T4" style:family="text">
      <style:text-properties fo:font-weight="normal" officeooo:rsid="00171cc3" style:font-weight-asian="normal" style:font-weight-complex="normal"/>
    </style:style>
    <style:style style:name="T5" style:family="text">
      <style:text-properties fo:font-weight="normal" officeooo:rsid="00171ff7" style:font-weight-asian="normal" style:font-weight-complex="normal"/>
    </style:style>
    <style:style style:name="T6" style:family="text">
      <style:text-properties fo:font-weight="normal" officeooo:rsid="003bdd5f" style:font-weight-asian="normal" style:font-weight-complex="normal"/>
    </style:style>
    <style:style style:name="T7" style:family="text">
      <style:text-properties fo:font-weight="normal" officeooo:rsid="003dbdd7" style:font-weight-asian="normal" style:font-weight-complex="normal"/>
    </style:style>
    <style:style style:name="T8" style:family="text">
      <style:text-properties fo:font-weight="normal" officeooo:rsid="0072a432" style:font-weight-asian="normal" style:font-weight-complex="normal"/>
    </style:style>
    <style:style style:name="T9" style:family="text">
      <style:text-properties officeooo:rsid="00171c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9e18" style:font-weight-asian="bold" style:font-weight-complex="bold"/>
    </style:style>
    <style:style style:name="T12" style:family="text">
      <style:text-properties fo:font-weight="bold" officeooo:rsid="001a3083" fo:background-color="#ffffff" loext:char-shading-value="0" style:font-weight-asian="bold" style:font-weight-complex="bold"/>
    </style:style>
    <style:style style:name="T13" style:family="text">
      <style:text-properties fo:font-weight="bold" officeooo:rsid="005fb272" fo:background-color="#ffffff" loext:char-shading-value="0" style:font-weight-asian="bold" style:font-weight-complex="bold"/>
    </style:style>
    <style:style style:name="T14" style:family="text">
      <style:text-properties officeooo:rsid="001a9e18"/>
    </style:style>
    <style:style style:name="T15" style:family="text">
      <style:text-properties style:text-underline-style="none" officeooo:rsid="0011aa9f"/>
    </style:style>
    <style:style style:name="T16" style:family="text">
      <style:text-properties style:text-underline-style="none" officeooo:rsid="009a0c2f"/>
    </style:style>
    <style:style style:name="T17" style:family="text">
      <style:text-properties style:text-underline-style="none" officeooo:rsid="001a9e18"/>
    </style:style>
    <style:style style:name="T18" style:family="text">
      <style:text-properties style:text-underline-style="none" officeooo:rsid="0020f5a3" fo:background-color="transparent" loext:char-shading-value="0" style:font-size-asian="12.25pt"/>
    </style:style>
    <style:style style:name="T19" style:family="text">
      <style:text-properties style:text-underline-style="none" fo:background-color="#ffffff" loext:char-shading-value="0" style:font-size-asian="12.25pt"/>
    </style:style>
    <style:style style:name="T20" style:family="text">
      <style:text-properties style:text-underline-style="none" officeooo:rsid="007441b5" fo:background-color="#ffffff" loext:char-shading-value="0" style:font-size-asian="12.25pt"/>
    </style:style>
    <style:style style:name="T21" style:family="text">
      <style:text-properties officeooo:rsid="002067e9"/>
    </style:style>
    <style:style style:name="T22" style:family="text">
      <style:text-properties officeooo:rsid="0022f5a7"/>
    </style:style>
    <style:style style:name="T23" style:family="text">
      <style:text-properties officeooo:rsid="00254578"/>
    </style:style>
    <style:style style:name="T24" style:family="text">
      <style:text-properties officeooo:rsid="0028f7da"/>
    </style:style>
    <style:style style:name="T25" style:family="text">
      <style:text-properties officeooo:rsid="0029d354"/>
    </style:style>
    <style:style style:name="T26" style:family="text">
      <style:text-properties officeooo:rsid="001b7174"/>
    </style:style>
    <style:style style:name="T27" style:family="text">
      <style:text-properties officeooo:rsid="002b8bbc"/>
    </style:style>
    <style:style style:name="T28" style:family="text">
      <style:text-properties officeooo:rsid="002cd746"/>
    </style:style>
    <style:style style:name="T29" style:family="text">
      <style:text-properties officeooo:rsid="002d77bb"/>
    </style:style>
    <style:style style:name="T30" style:family="text">
      <style:text-properties officeooo:rsid="0031cac4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31cac4" fo:background-color="#ffffff" loext:char-shading-value="0"/>
    </style:style>
    <style:style style:name="T33" style:family="text">
      <style:text-properties officeooo:rsid="00458d90" fo:background-color="#ffffff" loext:char-shading-value="0"/>
    </style:style>
    <style:style style:name="T34" style:family="text">
      <style:text-properties officeooo:rsid="003af157" fo:background-color="#ffffff" loext:char-shading-value="0"/>
    </style:style>
    <style:style style:name="T35" style:family="text">
      <style:text-properties officeooo:rsid="004ee832" fo:background-color="#ffffff" loext:char-shading-value="0"/>
    </style:style>
    <style:style style:name="T36" style:family="text">
      <style:text-properties officeooo:rsid="003958c4" fo:background-color="#ffffff" loext:char-shading-value="0"/>
    </style:style>
    <style:style style:name="T37" style:family="text">
      <style:text-properties officeooo:rsid="005a34df" fo:background-color="#ffffff" loext:char-shading-value="0"/>
    </style:style>
    <style:style style:name="T38" style:family="text">
      <style:text-properties officeooo:rsid="005cf35e" fo:background-color="#ffffff" loext:char-shading-value="0"/>
    </style:style>
    <style:style style:name="T39" style:family="text">
      <style:text-properties officeooo:rsid="00635c04" fo:background-color="#ffffff" loext:char-shading-value="0"/>
    </style:style>
    <style:style style:name="T40" style:family="text">
      <style:text-properties officeooo:rsid="0066cb9a" fo:background-color="#ffffff" loext:char-shading-value="0"/>
    </style:style>
    <style:style style:name="T41" style:family="text">
      <style:text-properties officeooo:rsid="001a3083" fo:background-color="#ffffff" loext:char-shading-value="0"/>
    </style:style>
    <style:style style:name="T42" style:family="text">
      <style:text-properties officeooo:rsid="005fb272" fo:background-color="#ffffff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31cac4" fo:background-color="transparent" loext:char-shading-value="0"/>
    </style:style>
    <style:style style:name="T45" style:family="text">
      <style:text-properties officeooo:rsid="0032b7c9" fo:background-color="transparent" loext:char-shading-value="0"/>
    </style:style>
    <style:style style:name="T46" style:family="text">
      <style:text-properties officeooo:rsid="00340204" fo:background-color="transparent" loext:char-shading-value="0"/>
    </style:style>
    <style:style style:name="T47" style:family="text">
      <style:text-properties officeooo:rsid="003958c4" fo:background-color="transparent" loext:char-shading-value="0"/>
    </style:style>
    <style:style style:name="T48" style:family="text">
      <style:text-properties officeooo:rsid="003dc379" fo:background-color="transparent" loext:char-shading-value="0"/>
    </style:style>
    <style:style style:name="T49" style:family="text">
      <style:text-properties officeooo:rsid="0040bf8f" fo:background-color="transparent" loext:char-shading-value="0"/>
    </style:style>
    <style:style style:name="T50" style:family="text">
      <style:text-properties officeooo:rsid="00458d90" fo:background-color="transparent" loext:char-shading-value="0"/>
    </style:style>
    <style:style style:name="T51" style:family="text">
      <style:text-properties officeooo:rsid="005114f4" fo:background-color="transparent" loext:char-shading-value="0"/>
    </style:style>
    <style:style style:name="T52" style:family="text">
      <style:text-properties officeooo:rsid="0054e516" fo:background-color="transparent" loext:char-shading-value="0"/>
    </style:style>
    <style:style style:name="T53" style:family="text">
      <style:text-properties officeooo:rsid="006519b6" fo:background-color="transparent" loext:char-shading-value="0"/>
    </style:style>
    <style:style style:name="T54" style:family="text">
      <style:text-properties officeooo:rsid="00661e47" fo:background-color="transparent" loext:char-shading-value="0"/>
    </style:style>
    <style:style style:name="T55" style:family="text">
      <style:text-properties officeooo:rsid="006b31a5" fo:background-color="transparent" loext:char-shading-value="0"/>
    </style:style>
    <style:style style:name="T56" style:family="text">
      <style:text-properties officeooo:rsid="006d065e" fo:background-color="transparent" loext:char-shading-value="0"/>
    </style:style>
    <style:style style:name="T57" style:family="text">
      <style:text-properties fo:background-color="#89c765" loext:char-shading-value="0"/>
    </style:style>
    <style:style style:name="T58" style:family="text">
      <style:text-properties officeooo:rsid="003bdd5f"/>
    </style:style>
    <style:style style:name="T59" style:family="text">
      <style:text-properties officeooo:rsid="004559fd"/>
    </style:style>
    <style:style style:name="T60" style:family="text">
      <style:text-properties officeooo:rsid="0054889b"/>
    </style:style>
    <style:style style:name="T61" style:family="text">
      <style:text-properties officeooo:rsid="0054fc16"/>
    </style:style>
    <style:style style:name="T62" style:family="text">
      <style:text-properties officeooo:rsid="005a3996"/>
    </style:style>
    <style:style style:name="T63" style:family="text">
      <style:text-properties officeooo:rsid="00635c04"/>
    </style:style>
    <style:style style:name="T64" style:family="text">
      <style:text-properties officeooo:rsid="00661e47"/>
    </style:style>
    <style:style style:name="T65" style:family="text">
      <style:text-properties officeooo:rsid="0066cb9a"/>
    </style:style>
    <style:style style:name="T66" style:family="text">
      <style:text-properties officeooo:rsid="00674c3d"/>
    </style:style>
    <style:style style:name="T67" style:family="text">
      <style:text-properties fo:background-color="#fff200" loext:char-shading-value="0"/>
    </style:style>
    <style:style style:name="T68" style:family="text">
      <style:text-properties officeooo:rsid="006b31a5"/>
    </style:style>
    <style:style style:name="T69" style:family="text">
      <style:text-properties officeooo:rsid="006f0df7"/>
    </style:style>
    <style:style style:name="T70" style:family="text">
      <style:text-properties officeooo:rsid="006fb7bc"/>
    </style:style>
    <style:style style:name="T71" style:family="text">
      <style:text-properties officeooo:rsid="0072a4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КОМПЬЮТЕРНОЙ ПРОГРАММЫ </text:p>
      <text:p text:style-name="P2">решения задачи о формирования списка сотрудников,</text:p>
      <text:p text:style-name="P2">непрошедших аттестацию</text:p>
      <text:list xml:id="list2968342701" text:style-name="L1">
        <text:list-item>
          <text:p text:style-name="P111">ПРОЕКТ СТРУКТУР ДАННЫХ</text:p>
        </text:list-item>
      </text:list>
      <text:p text:style-name="P103">const </text:p>
      <text:p text:style-name="P103"><text:tab/>MAX_CORRECT_LINES = 100; <text:s/><text:span text:style-name="T5">{Максимальное количество корректных строк}</text:span></text:p>
      <text:p text:style-name="P103"/>
      <text:p text:style-name="P103">type</text:p>
      <text:p text:style-name="P4">{<text:span text:style-name="T9">О</text:span>писание вспомогательных типов, использющихся для проверки файлов}</text:p>
      <text:p text:style-name="P103">Name_States <text:s text:c="8"/>= (InitialName, Surname, SurnameDot, Name, NameDot, EndOfName);</text:p>
      <text:p text:style-name="P103">Gender_States <text:s text:c="5"/>= (InitialGender, EndOfGender);</text:p>
      <text:p text:style-name="P103">Profession_States = (InitialProfession, LowerCaseProfession, EndOfProfession);</text:p>
      <text:p text:style-name="P103"/>
      <text:p text:style-name="P103">Date = record<text:tab/><text:tab/><text:span text:style-name="T1">{Описани</text:span><text:span text:style-name="T4">е</text:span><text:span text:style-name="T1"> типа </text:span><text:span text:style-name="T3">Д</text:span><text:span text:style-name="T1">ат</text:span><text:span text:style-name="T3">а</text:span><text:span text:style-name="T1">}</text:span></text:p>
      <text:p text:style-name="P103"><text:tab/>day <text:tab/> <text:s/>: byte;<text:tab/><text:span text:style-name="T1">{</text:span><text:span text:style-name="T4">Д</text:span><text:span text:style-name="T1">ень}</text:span></text:p>
      <text:p text:style-name="P103"><text:tab/>month : byte;<text:tab/><text:span text:style-name="T1">{</text:span><text:span text:style-name="T4">М</text:span><text:span text:style-name="T1">есяц}</text:span></text:p>
      <text:p text:style-name="P103"><text:tab/>year <text:s text:c="4"/>: word;<text:tab/><text:span text:style-name="T1">{</text:span><text:span text:style-name="T4">Г</text:span><text:span text:style-name="T1">од}</text:span></text:p>
      <text:p text:style-name="P103">end;</text:p>
      <text:p text:style-name="P5"/>
      <text:p text:style-name="P103">Worker = record <text:s text:c="10"/><text:tab/><text:tab/><text:span text:style-name="T2">{Описание типа </text:span><text:span text:style-name="T3">С</text:span><text:span text:style-name="T2">отрудник}</text:span></text:p>
      <text:p text:style-name="P103"><text:tab/>name <text:s text:c="11"/>: string;<text:tab/><text:span text:style-name="T2">{Фамилия и инициалы}</text:span></text:p>
      <text:p text:style-name="P103"><text:tab/>gender <text:s text:c="9"/>: char;<text:tab/><text:span text:style-name="T2">{Пол}</text:span></text:p>
      <text:p text:style-name="P103"><text:tab/>profession <text:s text:c="3"/>: string;<text:tab/><text:span text:style-name="T2">{Профессия}</text:span></text:p>
      <text:p text:style-name="P103"><text:tab/>birth <text:s text:c="12"/>: Date;<text:tab/><text:span text:style-name="T2">{Дата рождения}</text:span></text:p>
      <text:p text:style-name="P103"><text:tab/>certification : Date;<text:tab/><text:span text:style-name="T2">{Дата аттестации}</text:span></text:p>
      <text:p text:style-name="P103">end;</text:p>
      <text:p text:style-name="P103"/>
      <text:p text:style-name="P105"><text:span text:style-name="T58">Qualification</text:span> = record<text:tab/><text:tab/><text:span text:style-name="T7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105"><text:tab/>period : <text:span text:style-name="T58">byte;<text:tab/><text:tab/></text:span><text:span text:style-name="T6">{Периодичность аттестации}</text:span></text:p>
      <text:p text:style-name="P105"><text:tab/><text:span text:style-name="T58">profession : string;<text:tab/></text:span><text:span text:style-name="T6">{Профессия}</text:span></text:p>
      <text:p text:style-name="P106">end;</text:p>
      <text:p text:style-name="P6"/>
      <text:p text:style-name="P103">TableOfWorkers = array [0..MAX_CORRECT_LINES-1] of Worker; </text:p>
      <text:p text:style-name="P7"/>
      <text:p text:style-name="P106">TableOfQualification = array [0..MAX_CORRECTLINES-1] of Qualification;</text:p>
      <text:p text:style-name="P104"/>
      <text:p text:style-name="P104"/>
      <text:p text:style-name="P104"/>
      <text:p text:style-name="P104"><text:soft-page-break/>var</text:p>
      <text:p text:style-name="P104"/>
      <text:p text:style-name="P104">staff <text:tab/><text:tab/> <text:s text:c="2"/>: text; <text:s text:c="3"/><text:span text:style-name="T1">{Файл Staff}</text:span></text:p>
      <text:p text:style-name="P104">catalog <text:tab/> <text:s text:c="2"/>: text; <text:s text:c="3"/><text:span text:style-name="T1">{Файл Catalog}</text:span></text:p>
      <text:p text:style-name="P104">output<text:tab/> <text:s text:c="2"/>: text; <text:s text:c="3"/><text:span text:style-name="T1">{Файл Output}</text:span></text:p>
      <text:p text:style-name="P104">input_da<text:span text:style-name="T71">te</text:span> <text:tab/> <text:s text:c="2"/>: <text:span text:style-name="T71">Date</text:span>; <text:s text:c="2"/><text:span text:style-name="T8">{Входная дата}</text:span></text:p>
      <text:p text:style-name="P107">table_of_workers <text:tab/>: TableOfWorkers;<text:tab/> </text:p>
      <text:p text:style-name="P107">table_of_qualification <text:tab/>: TableOfQualification;</text:p>
      <text:p text:style-name="P3"/>
      <text:list xml:id="list195217239284998" text:continue-numbering="true" text:style-name="L1">
        <text:list-item>
          <text:p text:style-name="P112">ПРОЕКТ АЛГОРИТМА ОБРАБОТКИ ДАННЫХ</text:p>
        </text:list-item>
      </text:list>
      <text:p text:style-name="P1">p1: <text:s/><text:span text:style-name="T10">STAFF_ACCOUNTING </text:span>→ </text:p>
      <text:p text:style-name="P8">Переделать с условиями</text:p>
      <text:p text:style-name="P37">&lt;Ввод исходных данных&gt;;</text:p>
      <text:p text:style-name="P88"><text:span text:style-name="T66">if fatal_error = false then </text:span>&lt;Обработка введенных данных&gt;;</text:p>
      <text:p text:style-name="P88"><text:span text:style-name="T29">if &lt;условие!!!&gt; </text:span>&lt;Вывод результата <text:span text:style-name="T14">в файл </text:span><text:span text:style-name="T11">Output</text:span>&gt;</text:p>
      <text:p text:style-name="P10"/>
      <text:p text:style-name="P11">p2: <text:s/><text:span text:style-name="T10">&lt;</text:span>Ввод исходных данных<text:span text:style-name="T10">&gt;</text:span>→</text:p>
      <text:p text:style-name="P11">&lt;Ввод года <text:span text:style-name="T10">input_year</text:span>&gt;;</text:p>
      <text:p text:style-name="P11">&lt;Ввод месяца <text:span text:style-name="T10">input_month</text:span>&gt;;</text:p>
      <text:p text:style-name="P11">&lt;Ввод дня <text:span text:style-name="T10">input_day</text:span>&gt;;</text:p>
      <text:p text:style-name="P38">&lt;Ввод и проверка файла <text:span text:style-name="T10">Catalog</text:span>&gt;;</text:p>
      <text:p text:style-name="P110">if fatal_error = false then &lt;Проверка на наличие корректных данных в файле <text:span text:style-name="T10">Catalog</text:span>&gt;</text:p>
      <text:p text:style-name="P46">if fatal_error = false then <text:span text:style-name="T41">&lt;Ввод и проверка файла </text:span><text:span text:style-name="T12">Staff</text:span><text:span text:style-name="T41">&gt; </text:span></text:p>
      <text:p text:style-name="P89"/>
      <text:p text:style-name="P10"/>
      <text:p text:style-name="P11">p3: <text:s/>&lt;Ввод года <text:span text:style-name="T10">input_year</text:span>&gt;→ </text:p>
      <text:p text:style-name="P12"><text:span text:style-name="T21">w</text:span>riteln(‘Enter the year [2016..2017]’); </text:p>
      <text:p text:style-name="P9">repeat </text:p>
      <text:p text:style-name="P9">begin</text:p>
      <text:p text:style-name="P13"><text:span text:style-name="T23"><text:tab/>r</text:span>eadln(input_year); </text:p>
      <text:p text:style-name="P40"><text:tab/>if (input_year &gt; 2017) or (input_year &lt; 2016) then </text:p>
      <text:p text:style-name="P38"><text:tab/><text:span text:style-name="T22">writeln (‘</text:span><text:span text:style-name="T15">Year must be in range [</text:span><text:span text:style-name="T16">2016</text:span><text:span text:style-name="T15">..2017]</text:span><text:span text:style-name="T14">’);</text:span></text:p>
      <text:p text:style-name="P42">end;</text:p>
      <text:p text:style-name="P43">until <text:span text:style-name="T14">(input_year </text:span>&lt;=<text:span text:style-name="T14"> 2017) </text:span>and<text:span text:style-name="T14"> (input_year </text:span>&gt;=<text:span text:style-name="T14"> 2016);</text:span></text:p>
      <text:p text:style-name="P44"/>
      <text:p text:style-name="P90"/>
      <text:p text:style-name="P11">p<text:span text:style-name="T14">4</text:span>: <text:s/>&lt;Ввод <text:span text:style-name="T14">месяца </text:span><text:span text:style-name="T10">input_</text:span><text:span text:style-name="T11">month</text:span>&gt;→ </text:p>
      <text:p text:style-name="P12"><text:span text:style-name="T21">w</text:span>riteln(‘Enter the month[1..12]’); </text:p>
      <text:p text:style-name="P15">repeat</text:p>
      <text:p text:style-name="P15">begin</text:p>
      <text:p text:style-name="P14"><text:soft-page-break/><text:span text:style-name="T24"><text:tab/>r</text:span>eadln(input_month); </text:p>
      <text:p text:style-name="P41"><text:tab/>if (input_mont &gt; 12) or (input_month &lt; 1) then </text:p>
      <text:p text:style-name="P39"><text:tab/><text:span text:style-name="T22">writeln (‘Month </text:span><text:span text:style-name="T15">must be in range [</text:span><text:span text:style-name="T17">1</text:span><text:span text:style-name="T15">..</text:span><text:span text:style-name="T17">12</text:span><text:span text:style-name="T15">]</text:span><text:span text:style-name="T14">’);</text:span></text:p>
      <text:p text:style-name="P44">end;</text:p>
      <text:p text:style-name="P45">until <text:span text:style-name="T14">(input_mont </text:span>&lt;= <text:span text:style-name="T14">12) </text:span>and <text:span text:style-name="T14">(input_month </text:span>&gt;=<text:span text:style-name="T14"> 1);</text:span></text:p>
      <text:p text:style-name="P16"/>
      <text:p text:style-name="P11">p<text:span text:style-name="T14">5</text:span>: <text:s/>&lt;Ввод <text:span text:style-name="T14">дня </text:span><text:span text:style-name="T10">input_</text:span><text:span text:style-name="T11">day</text:span>&gt;→ </text:p>
      <text:p text:style-name="P12">case input_month of</text:p>
      <text:p text:style-name="P18">1, 3, 5, 7, 8, 10, 12 : </text:p>
      <text:p text:style-name="P18"><text:tab/><text:span text:style-name="T25">&lt;Ввод и проверка на 31 день&gt;</text:span></text:p>
      <text:p text:style-name="P20">4, 6, 9, 11 :</text:p>
      <text:p text:style-name="P20"><text:tab/><text:span text:style-name="T25">&lt;Ввод и проверка на 30 дней&gt;</text:span></text:p>
      <text:p text:style-name="P20">2 : </text:p>
      <text:p text:style-name="P20"><text:tab/>if input_year mod 4 = 0 then </text:p>
      <text:p text:style-name="P20"><text:tab/><text:tab/><text:span text:style-name="T25">&lt;Ввод и проверка на 29 дней&gt;</text:span></text:p>
      <text:p text:style-name="P20"><text:tab/><text:span text:style-name="T25">else</text:span></text:p>
      <text:p text:style-name="P20"><text:tab/><text:tab/><text:span text:style-name="T25">&lt;Ввод и проверка на 28 дней&gt;</text:span></text:p>
      <text:p text:style-name="P20">end;</text:p>
      <text:p text:style-name="P20"/>
      <text:p text:style-name="P21">p6: &lt;<text:span text:style-name="T28">Ввод и п</text:span>роверка на 31 день&gt;→</text:p>
      <text:p text:style-name="P19"><text:span text:style-name="T14">writeln(‘Enter the day [</text:span>1<text:span text:style-name="T14">..</text:span>31<text:span text:style-name="T14">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1) then </text:p>
      <text:p text:style-name="P19"><text:tab/>writeln (‘Day must be in range [1..31]’);</text:p>
      <text:p text:style-name="P25">until <text:span text:style-name="T26">(input_day </text:span>&gt;=<text:span text:style-name="T26"> 1) </text:span>and<text:span text:style-name="T26"> (input_day </text:span>&lt;=<text:span text:style-name="T26"> 31)</text:span></text:p>
      <text:p text:style-name="P17">end;</text:p>
      <text:p text:style-name="P21"/>
      <text:p text:style-name="P21">p7: &lt;<text:span text:style-name="T28">Ввод и п</text:span>роверка на 3<text:span text:style-name="T27">0</text:span> д<text:span text:style-name="T27">ней</text:span>&gt;→</text:p>
      <text:p text:style-name="P19"><text:span text:style-name="T14">writeln(‘Enter the day [</text:span>1<text:span text:style-name="T14">..</text:span>3<text:span text:style-name="T27">0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<text:span text:style-name="T27">0</text:span>) then </text:p>
      <text:p text:style-name="P19"><text:tab/>writeln (‘Day must be in range [1..3<text:span text:style-name="T27">0</text:span>]’);</text:p>
      <text:p text:style-name="P25">until <text:span text:style-name="T26">(input_day </text:span>&gt;=<text:span text:style-name="T26"> 1) </text:span>and<text:span text:style-name="T26"> (input_day </text:span>&lt;=<text:span text:style-name="T26"> 3</text:span>0<text:span text:style-name="T26">)</text:span></text:p>
      <text:p text:style-name="P17">end;</text:p>
      <text:p text:style-name="P21"/>
      <text:p text:style-name="P22">p8: &lt;<text:span text:style-name="T28">Ввод и п</text:span>роверка на <text:span text:style-name="T27">29</text:span> д<text:span text:style-name="T27">ней</text:span>&gt;→</text:p>
      <text:p text:style-name="P19"><text:span text:style-name="T14">writeln(‘Enter the day [</text:span>1<text:span text:style-name="T14">..29]’);</text:span></text:p>
      <text:p text:style-name="P25">repeat </text:p>
      <text:p text:style-name="P25"><text:soft-page-break/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9</text:span>) then </text:p>
      <text:p text:style-name="P19"><text:tab/>writeln (‘Day must be in range [1..<text:span text:style-name="T27">29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9<text:span text:style-name="T26">)</text:span></text:p>
      <text:p text:style-name="P17">end;</text:p>
      <text:p text:style-name="P19"/>
      <text:p text:style-name="P22">p<text:span text:style-name="T27">9</text:span>: &lt;<text:span text:style-name="T28">Ввод и п</text:span>роверка на <text:span text:style-name="T27">28</text:span> д<text:span text:style-name="T27">ней</text:span>&gt;→</text:p>
      <text:p text:style-name="P19"><text:span text:style-name="T14">writeln(‘Enter the day [</text:span>1<text:span text:style-name="T14">..28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8</text:span>) then </text:p>
      <text:p text:style-name="P19"><text:tab/>writeln (‘Day must be in range [1..<text:span text:style-name="T27">28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8<text:span text:style-name="T26">)</text:span></text:p>
      <text:p text:style-name="P17">end;</text:p>
      <text:p text:style-name="P17"/>
      <text:p text:style-name="P17"/>
      <text:p text:style-name="P23">p<text:span text:style-name="T30">10</text:span>: &lt;<text:span text:style-name="T28">Ввод и п</text:span>роверка <text:span text:style-name="T30">файла Catalog</text:span>&gt;→</text:p>
      <text:p text:style-name="P30">line_parsed := 0;</text:p>
      <text:p text:style-name="P35">line_counting := 1;</text:p>
      <text:p text:style-name="P32">fatal_error := false;</text:p>
      <text:p text:style-name="P36">assign(Catalog, ‘Catalog.txt’);</text:p>
      <text:p text:style-name="P27">if <text:span text:style-name="T57">&lt;Файл не пуст&gt;</text:span><text:span text:style-name="T43"> then </text:span></text:p>
      <text:p text:style-name="P80">begin</text:p>
      <text:p text:style-name="P80"><text:tab/>for i := 0 to MAX_CORRECT_LINES – 1 do</text:p>
      <text:p text:style-name="P80"><text:tab/><text:tab/>table_of_qualification[i].period := 0;</text:p>
      <text:p text:style-name="P27"><text:span text:style-name="T43"><text:tab/>while </text:span><text:span text:style-name="T50">(</text:span><text:span text:style-name="T43">not EOF(Catalog)</text:span><text:span text:style-name="T50">)</text:span><text:span text:style-name="T43"> </text:span><text:span text:style-name="T50">and</text:span></text:p>
      <text:p text:style-name="P72"><text:tab/><text:tab/> (fatal_error = false) and</text:p>
      <text:p text:style-name="P27"><text:span text:style-name="T50"><text:tab/><text:tab/> (line_parsed &lt; 100) </text:span><text:span text:style-name="T43">do </text:span></text:p>
      <text:p text:style-name="P49"><text:tab/>&lt;Проверка строки файла Catalog&gt;;</text:p>
      <text:p text:style-name="P49"><text:tab/><text:span text:style-name="T68">if (line_parsed = 100) and (not EOF(Catalog)) then </text:span></text:p>
      <text:p text:style-name="P49"><text:tab/><text:tab/><text:span text:style-name="T68">writeln(‘WARNING: file Catalog has 100 correct lines, data loose is <text:tab/><text:tab/><text:tab/><text:tab/>possible’);</text:span></text:p>
      <text:p text:style-name="P84">end</text:p>
      <text:p text:style-name="P53">else </text:p>
      <text:p text:style-name="P53">begin</text:p>
      <text:p text:style-name="P53"><text:tab/>writeln(‘File Catalog is empty’);</text:p>
      <text:p text:style-name="P47"><text:tab/><text:span text:style-name="T59">fatal_error := true;</text:span></text:p>
      <text:p text:style-name="P53">end;</text:p>
      <text:p text:style-name="P47"/>
      <text:p text:style-name="P62"/>
      <text:p text:style-name="P24"><text:soft-page-break/><text:span text:style-name="T43">p</text:span><text:span text:style-name="T44">1</text:span><text:span text:style-name="T46">1</text:span><text:span text:style-name="T43">: &lt;</text:span><text:span text:style-name="T45">Проверка строки файла Catalog</text:span><text:span text:style-name="T43">&gt;→</text:span></text:p>
      <text:p text:style-name="P74">error := false;</text:p>
      <text:p text:style-name="P108">buf_period := 0;</text:p>
      <text:p text:style-name="P61">buf_profession := ‘’;</text:p>
      <text:p text:style-name="P50">readln(<text:span text:style-name="T62">Catalog, </text:span>s);</text:p>
      <text:p text:style-name="P65">&lt;Проверка на количество атрибутов <text:span text:style-name="T63">в файле Catalog</text:span>&gt;;</text:p>
      <text:p text:style-name="P65">if error = false then &lt;Проверка на структуру строки&gt;;</text:p>
      <text:p text:style-name="P65">if error = false then &lt;Проверка периода&gt;;</text:p>
      <text:p text:style-name="P65">if error = false then &lt;Проверка профессии&gt;;</text:p>
      <text:p text:style-name="P65">if error = false then &lt;Проверка на повторение профессии&gt;;</text:p>
      <text:p text:style-name="P65">if error = false then &lt;<text:span text:style-name="T33">Добавление данных в массив table_of_qualification</text:span>&gt;;</text:p>
      <text:p text:style-name="P69"/>
      <text:p text:style-name="P97"/>
      <text:p text:style-name="P59"><text:span text:style-name="T35">p</text:span><text:span text:style-name="T32">1</text:span><text:span text:style-name="T38">2</text:span><text:span text:style-name="T35">: </text:span><text:span text:style-name="T33">&lt;</text:span><text:span text:style-name="T37">Проверка на количество атрибутов </text:span><text:span text:style-name="T39">в файле Catalog</text:span><text:span text:style-name="T33">&gt;</text:span><text:span text:style-name="T35">→</text:span></text:p>
      <text:p text:style-name="P63">if length(s) &lt; 3 <text:s/>then </text:p>
      <text:p text:style-name="P63">begin </text:p>
      <text:p text:style-name="P63"><text:tab/>writeln (line_counting, ‘ERROR: not enough attributes, 2 required’);</text:p>
      <text:p text:style-name="P63"><text:tab/>error := true;</text:p>
      <text:p text:style-name="P76">end;</text:p>
      <text:p text:style-name="P96"/>
      <text:p text:style-name="P96"/>
      <text:p text:style-name="P59"><text:span text:style-name="T35">p</text:span><text:span text:style-name="T32">1</text:span><text:span text:style-name="T38">3</text:span><text:span text:style-name="T35">: </text:span><text:span text:style-name="T33">&lt;</text:span><text:span text:style-name="T37">Проверка на структуру строки</text:span><text:span text:style-name="T33">&gt;</text:span><text:span text:style-name="T35">→</text:span></text:p>
      <text:p text:style-name="P67"><text:span text:style-name="T35">i</text:span><text:span text:style-name="T31">f (s[2] &lt;&gt; ‘ ‘) <text:s/>then</text:span></text:p>
      <text:p text:style-name="P92">begin</text:p>
      <text:p text:style-name="P68"><text:span text:style-name="T36"><text:tab/>writeln(</text:span><text:span text:style-name="T34">line_counting, ‘ERROR: second symbol must be space character’);</text:span></text:p>
      <text:p text:style-name="P75"><text:tab/>error := true;</text:p>
      <text:p text:style-name="P93">end;</text:p>
      <text:p text:style-name="P98">if (error = false) and (s[3] = ‘ ‘) then</text:p>
      <text:p text:style-name="P98">begin</text:p>
      <text:p text:style-name="P71"><text:span text:style-name="T31"><text:tab/>writeln(line_counting, ‘ERROR: </text:span><text:span text:style-name="T20">there must be only one space character between <text:tab/>certification period and profession’</text:span><text:span text:style-name="T19">);</text:span></text:p>
      <text:p text:style-name="P109"><text:tab/>error := true;</text:p>
      <text:p text:style-name="P109">end;</text:p>
      <text:p text:style-name="P93"/>
      <text:p text:style-name="P93"/>
      <text:p text:style-name="P59"><text:span text:style-name="T35">p</text:span><text:span text:style-name="T32">1</text:span><text:span text:style-name="T38">4</text:span><text:span text:style-name="T35">: </text:span><text:span text:style-name="T33">&lt;</text:span><text:span text:style-name="T37">Проверка периода</text:span><text:span text:style-name="T33">&gt;</text:span><text:span text:style-name="T35">→</text:span></text:p>
      <text:p text:style-name="P34"><text:span text:style-name="T47">if </text:span><text:span text:style-name="T48">(</text:span><text:span text:style-name="T51">s[1] </text:span><text:span text:style-name="T48">&lt; ‘</text:span><text:span text:style-name="T54">1</text:span><text:span text:style-name="T48">’) or (</text:span><text:span text:style-name="T51">s[1] </text:span><text:span text:style-name="T48">&gt; ‘</text:span><text:span text:style-name="T53">3</text:span><text:span text:style-name="T48">’) then </text:span></text:p>
      <text:p text:style-name="P51">begin</text:p>
      <text:p text:style-name="P34"><text:span text:style-name="T49"><text:tab/></text:span><text:span text:style-name="T48">writeln(line_counting, ‘</text:span><text:span text:style-name="T18">ERROR: certification period must be natural number in <text:tab/>range [1..3]</text:span><text:span text:style-name="T48">);</text:span></text:p>
      <text:p text:style-name="P34"><text:span text:style-name="T48"><text:tab/></text:span><text:span text:style-name="T49">error := true;</text:span></text:p>
      <text:p text:style-name="P94">end;</text:p>
      <text:p text:style-name="P94"><text:soft-page-break/></text:p>
      <text:p text:style-name="P100">{TODO – занесение периода и профессии в buf_profession и buf_period}</text:p>
      <text:p text:style-name="P99"/>
      <text:p text:style-name="P76">p1<text:span text:style-name="T65">5</text:span>: &lt;Проверка на повторение профессии&gt;→</text:p>
      <text:p text:style-name="P77">for i:=0 MAX_CORRECT_LINES-1 do </text:p>
      <text:p text:style-name="P78"><text:tab/><text:span text:style-name="T64">if (buf_profession = table_of_qualification[i].profession) and </text:span></text:p>
      <text:p text:style-name="P86"><text:tab/> <text:s text:c="2"/>(buf_period &lt;&gt; table_of_qualification[i].period) then</text:p>
      <text:p text:style-name="P78"><text:tab/><text:span text:style-name="T64">begin</text:span></text:p>
      <text:p text:style-name="P78"><text:tab/><text:tab/><text:span text:style-name="T64">writeln(line_counting, ‘FATAL: profession is repeating with different <text:tab/><text:tab/><text:tab/>period’);</text:span></text:p>
      <text:p text:style-name="P78"><text:tab/><text:tab/><text:span text:style-name="T64">error := true;</text:span></text:p>
      <text:p text:style-name="P78"><text:tab/><text:tab/><text:span text:style-name="T64">fatal_error := true;</text:span></text:p>
      <text:p text:style-name="P78"><text:tab/><text:span text:style-name="T64">end;</text:span></text:p>
      <text:p text:style-name="P78"/>
      <text:p text:style-name="P55"/>
      <text:p text:style-name="P56"><text:span text:style-name="T31">p</text:span><text:span text:style-name="T32">1</text:span><text:span text:style-name="T40">6</text:span><text:span text:style-name="T31">: </text:span><text:span text:style-name="T33">&lt;Добавление данных в массив table_of_qualification&gt;</text:span><text:span text:style-name="T31">→</text:span></text:p>
      <text:p text:style-name="P55"><text:span text:style-name="T31">val(</text:span><text:span text:style-name="T35">buf_period, table_of_qualification[line_parsed].period, err);</text:span></text:p>
      <text:p text:style-name="P55"><text:span text:style-name="T31">table_of_qualification[line_parsed].</text:span><text:span text:style-name="T35">profession := buf_profession;</text:span></text:p>
      <text:p text:style-name="P95"/>
      <text:p text:style-name="P66"/>
      <text:p text:style-name="P66"/>
      <text:p text:style-name="P60">p<text:span text:style-name="T60">17</text:span>: <text:s/><text:span text:style-name="T42">&lt;Проверка на наличие корректных данных в файле </text:span><text:span text:style-name="T13">Catalog</text:span><text:span text:style-name="T42">&gt;</text:span>→</text:p>
      <text:p text:style-name="P80">if table_of_qualification[0].period = 0 then</text:p>
      <text:p text:style-name="P80">begin</text:p>
      <text:p text:style-name="P80"><text:tab/>writeln(‘File Catalog has no correct information’);</text:p>
      <text:p text:style-name="P80"><text:tab/>fatal_error := true;</text:p>
      <text:p text:style-name="P80">end;</text:p>
      <text:p text:style-name="P70"/>
      <text:p text:style-name="P52"/>
      <text:p text:style-name="P57">p<text:span text:style-name="T60">18</text:span>: &lt;<text:span text:style-name="T28">Ввод и п</text:span>роверка <text:span text:style-name="T30">файла Staff</text:span>&gt;→</text:p>
      <text:p text:style-name="P31">line_parsed := 0;</text:p>
      <text:p text:style-name="P35">line_counting := 1;</text:p>
      <text:p text:style-name="P33">fatal_error := false;</text:p>
      <text:p text:style-name="P28">if <text:span text:style-name="T57">&lt;Файл не пуст&gt;</text:span><text:span text:style-name="T43"> then </text:span></text:p>
      <text:p text:style-name="P84">begin</text:p>
      <text:p text:style-name="P84"><text:tab/>for i := 0 to MAX_CORRECT_LINES – 1 do</text:p>
      <text:p text:style-name="P84"><text:tab/><text:tab/>table_of_workers[i].name := ‘’;</text:p>
      <text:p text:style-name="P28"><text:span text:style-name="T55"><text:tab/></text:span><text:span text:style-name="T43">while </text:span><text:span text:style-name="T50">(</text:span><text:span text:style-name="T43">not EOF(</text:span><text:span text:style-name="T52">Staff</text:span><text:span text:style-name="T43">)</text:span><text:span text:style-name="T50">)</text:span><text:span text:style-name="T43"> </text:span><text:span text:style-name="T50">and </text:span></text:p>
      <text:p text:style-name="P73"><text:tab/><text:tab/>(fatal_error = false) and </text:p>
      <text:p text:style-name="P28"><text:span text:style-name="T50"><text:tab/><text:tab/>(line_parsed &lt; 100) </text:span><text:span text:style-name="T43">do </text:span></text:p>
      <text:p text:style-name="P26"><text:span text:style-name="T43"><text:tab/>&lt;Проверка строки файла </text:span><text:span text:style-name="T52">Staff</text:span><text:span text:style-name="T43">&gt;;</text:span></text:p>
      <text:p text:style-name="P26"><text:span text:style-name="T43"><text:tab/></text:span><text:span text:style-name="T56">if line_parsed = 100 and (not EOF(Staff)) then </text:span></text:p>
      <text:p text:style-name="P87"><text:soft-page-break/><text:tab/><text:tab/>writeln(‘WARNING: file Staff has 100 correct lines, data loose is <text:tab/><text:tab/><text:tab/><text:tab/>possible’);</text:p>
      <text:p text:style-name="P54">else </text:p>
      <text:p text:style-name="P54">begin</text:p>
      <text:p text:style-name="P29"><text:span text:style-name="T43"><text:tab/>writeln(‘File </text:span><text:span text:style-name="T52">Staff</text:span><text:span text:style-name="T43"> is empty’);</text:span></text:p>
      <text:p text:style-name="P48"><text:tab/><text:span text:style-name="T59">fatal_error := true;</text:span></text:p>
      <text:p text:style-name="P54">end;</text:p>
      <text:p text:style-name="P54"/>
      <text:p text:style-name="P54"/>
      <text:p text:style-name="P58">p<text:span text:style-name="T60">19</text:span>: &lt;<text:span text:style-name="T61">Проверка строки файла Staff</text:span>&gt;→</text:p>
      <text:p text:style-name="P64">error := false;</text:p>
      <text:p text:style-name="P64">readln(staff, s);</text:p>
      <text:p text:style-name="P64">buff_name := ‘’;</text:p>
      <text:p text:style-name="P64">buff_gender := ‘0’;</text:p>
      <text:p text:style-name="P64">buff_profession := ‘’;</text:p>
      <text:p text:style-name="P64">buff_birth_str := ‘’;</text:p>
      <text:p text:style-name="P64">buff_certification_str := ‘’;</text:p>
      <text:p text:style-name="P101">&lt;Проверка на количество атрибутов в файле Staff&gt;</text:p>
      <text:p text:style-name="P81">if error = false then </text:p>
      <text:p text:style-name="P81">begin</text:p>
      <text:p text:style-name="P82"><text:tab/><text:span text:style-name="T67">&lt;Проверка имени&gt;</text:span></text:p>
      <text:p text:style-name="P91"><text:tab/>&lt;Проверка пола&gt;</text:p>
      <text:p text:style-name="P91"><text:tab/>&lt;Проверка профессии&gt;</text:p>
      <text:p text:style-name="P91"><text:tab/>&lt;Проверка даты аттестации&gt;</text:p>
      <text:p text:style-name="P91"><text:tab/>&lt;Проверка даты рождения&gt;</text:p>
      <text:p text:style-name="P91"><text:tab/>&lt;Проверка разности даты рождения и аттестации&gt;</text:p>
      <text:p text:style-name="P83">end;</text:p>
      <text:p text:style-name="P83"/>
      <text:p text:style-name="P83"/>
      <text:p text:style-name="P102">p<text:span text:style-name="T69">20</text:span>: <text:span text:style-name="T63">&lt;Проверка на количество атрибутов в файле Staff&gt;</text:span>→</text:p>
      <text:p text:style-name="P85">{TODO – присвоить переменные buf}</text:p>
      <text:p text:style-name="P102"/>
      <text:p text:style-name="P79"><text:span text:style-name="T25">p21: </text:span>&lt;<text:span text:style-name="T70">Проверка имени</text:span>&gt;<text:span text:style-name="T25">→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7" meta:paragraph-count="229" meta:word-count="994" meta:character-count="7009" meta:non-whitespace-character-count="5974"/>
  </office:meta>
</office:document-meta>
</file>